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2cm" draw:marker-end-width="0.352cm" draw:fill="none" draw:opacity="0%" draw:textarea-horizontal-align="justify" draw:textarea-vertical-align="middle" draw:auto-grow-height="false" fo:padding-top="0.175cm" fo:padding-bottom="0.175cm" fo:padding-left="0.3cm" fo:padding-right="0.3cm" draw:shadow-offset-x="0.203cm" draw:shadow-offset-y="0.203cm" draw:shadow-opacity="0%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16pt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8.128cm" svg:height="4.064cm" svg:x="8.479cm" svg:y="7.1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3.708cm" svg:height="0.762cm" svg:x="12.06cm" svg:y="7.94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3.759cm" svg:height="0.762cm" svg:x="8.49cm" svg:y="7.9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3" draw:layer="layout" svg:width="3.791cm" svg:height="0.886cm" svg:x="10.241cm" svg:y="9.463cm">
          <draw:text-box>
            <text:p text:style-name="P2"><text:span text:style-name="T1">32-bit integer</text:span></text:p>
          </draw:text-box>
        </draw:frame>
        <draw:frame draw:style-name="gr3" draw:layer="layout" svg:width="1.979cm" svg:height="0.962cm" draw:transform="rotate (0.785398163397448) translate (15.393cm 11.335cm)">
          <draw:text-box>
            <text:p>width</text:p>
          </draw:text-box>
        </draw:frame>
        <draw:frame draw:style-name="gr3" draw:layer="layout" svg:width="2.225cm" svg:height="0.962cm" draw:transform="rotate (1.5707963267949) translate (16.603cm 9.872cm)">
          <draw:text-box>
            <text:p>height</text:p>
          </draw:text-box>
        </draw:frame>
        <draw:frame draw:style-name="gr3" draw:layer="layout" svg:width="2.716cm" svg:height="0.962cm" svg:x="10.714cm" svg:y="11.138cm">
          <draw:text-box>
            <text:p>channel</text:p>
          </draw:text-box>
        </draw:frame>
        <draw:line draw:style-name="gr4" draw:text-style-name="P1" draw:layer="layout" svg:x1="11.43cm" svg:y1="9.463cm" svg:x2="10.414cm" svg:y2="8.707cm">
          <text:p/>
        </draw:line>
        <draw:line draw:style-name="gr4" draw:text-style-name="P1" draw:layer="layout" svg:x1="12.954cm" svg:y1="9.463cm" svg:x2="13.97cm" svg:y2="8.706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7:44:30.525297989</meta:creation-date>
    <dc:date>2017-01-07T18:06:58.432879416</dc:date>
    <meta:editing-duration>PT7M14S</meta:editing-duration>
    <meta:editing-cycles>4</meta:editing-cycles>
    <meta:generator>LibreOffice/4.2.8.2$Linux_X86_64 LibreOffice_project/420m0$Build-2</meta:generator>
    <meta:document-statistic meta:object-count="32"/>
  </office:meta>
</office:document-meta>
</file>